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9.69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0.94pt"/>
    </style:style>
    <style:style style:name="co7" style:family="table-column">
      <style:table-column-properties fo:break-before="auto" style:column-width="106.1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93.91pt"/>
    </style:style>
    <style:style style:name="co11" style:family="table-column">
      <style:table-column-properties fo:break-before="auto" style:column-width="108.71pt"/>
    </style:style>
    <style:style style:name="co1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37.54pt" svg:y="41.22pt">
            <loext:p draw:notify-on-update-of-ranges="Sheet1.B5:Sheet1.D14 Sheet1.E4:Sheet1.E4 Sheet1.E5:Sheet1.E14 Sheet1.F4:Sheet1.F4 Sheet1.F5:Sheet1.F14 Sheet1.G4:Sheet1.G4 Sheet1.G5:Sheet1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1.42pt" svg:y="340.13pt">
            <loext:p draw:notify-on-update-of-ranges="Sheet1.B19:Sheet1.D28 Sheet1.E18:Sheet1.E18 Sheet1.E19:Sheet1.E28 Sheet1.F18:Sheet1.F18 Sheet1.F19:Sheet1.F28 Sheet1.G18:Sheet1.G18 Sheet1.G19:Sheet1.G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52.75pt" svg:y="630.03pt">
            <loext:p draw:notify-on-update-of-ranges="Sheet1.B50:Sheet1.B50 Sheet1.B51:Sheet1.B60 Sheet1.C50:Sheet1.C50 Sheet1.C51:Sheet1.C60 Sheet1.D50:Sheet1.D50 Sheet1.D51:Sheet1.D60 Sheet1.E50:Sheet1.E50 Sheet1.E51:Sheet1.E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un 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2" office:value-type="string" calcext:value-type="string">
            <text:p>Difference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F5]-[.E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F6]-[.E6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F7]-[.E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Longley-Mccarran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formula="of:=[.F8]-[.E8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9]-[.E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F10]-[.E10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Mccarran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[.F11]-[.E11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F12]-[.E1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Longley-Mccarran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F13]-[.E13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Virginia-Longley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F14]-[.E14]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un 2</text:p>
          </table:table-cell>
          <table:table-cell table:style-name="Default" table:number-columns-repeated="4"/>
          <table:table-cell table:style-name="ce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5" office:value-type="string" calcext:value-type="string">
            <text:p>Difference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19]-[.E1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[.F20]-[.E20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F21]-[.E2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Longley-Mccarran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[.F22]-[.E22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F23]-[.E2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[.F24]-[.E24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Mccarra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F25]-[.E25]"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[.F26]-[.E2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Longley-Mccarran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formula="of:=[.F27]-[.E27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Virginia-Longley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.F28]-[.E28]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un 3</text:p>
          </table:table-cell>
          <table:table-cell table:style-name="Default" table:number-columns-repeated="4"/>
          <table:table-cell table:style-name="ce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5" office:value-type="string" calcext:value-type="string">
            <text:p>Difference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F33]-[.E3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F34]-[.E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F35]-[.E3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Longley-Mccarran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[.F36]-[.E36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string" calcext:value-type="string">
            <text:p>Longley-Airway</text:p>
          </table:table-cell>
          <table:table-cell office:value-type="string" calcext:value-type="string">
            <text:p>Longley-Mccarr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F37]-[.E3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Neil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F38]-[.E38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Virginia-Moana</text:p>
          </table:table-cell>
          <table:table-cell office:value-type="string" calcext:value-type="string">
            <text:p>Kietzke-Mccarran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F39]-[.E39]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Virginia-Longley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F40]-[.E4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string" calcext:value-type="string">
            <text:p>Kietzke-Mccarran</text:p>
          </table:table-cell>
          <table:table-cell office:value-type="string" calcext:value-type="string">
            <text:p>Longley-Mccarran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table:formula="of:=[.F41]-[.E41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string" calcext:value-type="string">
            <text:p>Virginia-Neil</text:p>
          </table:table-cell>
          <table:table-cell office:value-type="string" calcext:value-type="string">
            <text:p>Virginia-Longley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.F42]-[.E42]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Expected Time (s)</text:p>
          </table:table-cell>
          <table:table-cell table:style-name="ce2" office:value-type="string" calcext:value-type="string">
            <text:p>Simulation Time (s)</text:p>
          </table:table-cell>
          <table:table-cell table:style-name="ce2" office:value-type="string" calcext:value-type="string">
            <text:p>Difference (s)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MW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1]-[.C51]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Volvo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D52]-[.C52]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u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D53]-[.C53]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onda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formula="of:=[.D54]-[.C54]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aab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D55]-[.C55]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D56]-[.C56]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yot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[.D57]-[.C57]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ord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D58]-[.C58]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yundai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D59]-[.C59]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itsubishi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D60]-[.C60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10:13:42.5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0:09:31.303000000</meta:creation-date>
    <dc:date>2017-12-06T10:35:25.760000000</dc:date>
    <meta:editing-duration>PT43M41S</meta:editing-duration>
    <meta:editing-cycles>15</meta:editing-cycles>
    <meta:generator>LibreOffice/5.4.1.2$Windows_X86_64 LibreOffice_project/ea7cb86e6eeb2bf3a5af73a8f7777ac570321527</meta:generator>
    <meta:document-statistic meta:table-count="1" meta:cell-count="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5cm" chart:style-name="ch2">
          <text:p>Simulation Run 1</text:p>
        </chart:title>
        <chart:legend chart:legend-position="end" svg:x="12.255cm" svg:y="3.782cm" style:legend-expansion="high" chart:style-name="ch3"/>
        <chart:plot-area chart:style-name="ch4" table:cell-range-address="Sheet1.B4:Sheet1.G14" chart:data-source-has-labels="both" svg:x="1.279cm" svg:y="1.248cm" svg:width="10.656cm" svg:height="6.643cm">
          <chartooo:coordinate-region svg:x="8.383cm" svg:y="1.248cm" svg:width="3.552cm" svg:height="6.049cm"/>
          <chart:axis chart:dimension="x" chart:name="primary-x" chart:style-name="ch5" chartooo:axis-type="auto">
            <chartooo:date-scale/>
            <chart:title svg:x="0.451cm" svg:y="5.843cm" chart:style-name="ch6">
              <text:p>Cars and Routes</text:p>
            </chart:title>
            <chart:categories table:cell-range-address="Sheet1.B5:Sheet1.D14"/>
          </chart:axis>
          <chart:axis chart:dimension="y" chart:name="primary-y" chart:style-name="ch7">
            <chart:title svg:x="5.968cm" svg:y="8.071cm" chart:style-name="ch8">
              <text:p>Time (s)</text:p>
            </chart:title>
            <chart:grid chart:style-name="ch9" chart:class="major"/>
          </chart:axis>
          <chart:series chart:style-name="ch10" chart:values-cell-range-address="Sheet1.E5:Sheet1.E14" chart:label-cell-address="Sheet1.E4:Sheet1.E4" chart:class="chart:bar">
            <chart:data-point chart:repeated="10"/>
          </chart:series>
          <chart:series chart:style-name="ch11" chart:values-cell-range-address="Sheet1.F5:Sheet1.F14" chart:label-cell-address="Sheet1.F4:Sheet1.F4" chart:class="chart:bar">
            <chart:data-point chart:repeated="10"/>
          </chart:series>
          <chart:series chart:style-name="ch12" chart:values-cell-range-address="Sheet1.G5:Sheet1.G14" chart:label-cell-address="Sheet1.G4:Sheet1.G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Time (s)</text:p>
                <draw:g>
                  <svg:desc>Sheet1.E4:Sheet1.E4</svg:desc>
                </draw:g>
              </table:table-cell>
              <table:table-cell office:value-type="string">
                <text:p>Simulation Time (s)</text:p>
                <draw:g>
                  <svg:desc>Sheet1.F4:Sheet1.F4</svg:desc>
                </draw:g>
              </table:table-cell>
              <table:table-cell office:value-type="string">
                <text:p>Difference (s)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W Longley-Airway Longley-Mccarran</text:p>
                <text:list>
                  <text:list-item>
                    <text:p>BMW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  <draw:g>
                  <svg:desc>Sheet1.B5:Sheet1.D14</svg:desc>
                </draw:g>
              </table:table-cell>
              <table:table-cell office:value-type="float" office:value="15">
                <text:p>15</text:p>
                <draw:g>
                  <svg:desc>Sheet1.E5:Sheet1.E14</svg:desc>
                </draw:g>
              </table:table-cell>
              <table:table-cell office:value-type="float" office:value="20">
                <text:p>20</text:p>
                <draw:g>
                  <svg:desc>Sheet1.F5:Sheet1.F14</svg:desc>
                </draw:g>
              </table:table-cell>
              <table:table-cell office:value-type="float" office:value="5">
                <text:p>5</text:p>
                <draw:g>
                  <svg:desc>Sheet1.G5:Sheet1.G14</svg:desc>
                </draw:g>
              </table:table-cell>
            </table:table-row>
            <table:table-row>
              <table:table-cell office:value-type="string">
                <text:p>Volvo Virginia-Moana Kietzke-Neil</text:p>
                <text:list>
                  <text:list-item>
                    <text:p>Volvo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baru Kietzke-Mccarran Virginia-Longley</text:p>
                <text:list>
                  <text:list-item>
                    <text:p>Subaru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onda Virginia-Neil Longley-Mccarran</text:p>
                <text:list>
                  <text:list-item>
                    <text:p>Honda</text:p>
                  </text:list-item>
                  <text:list-item>
                    <text:p>Virginia-Neil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ab Longley-Airway Longley-Mccarran</text:p>
                <text:list>
                  <text:list-item>
                    <text:p>Saab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W Virginia-Moana Kietzke-Neil</text:p>
                <text:list>
                  <text:list-item>
                    <text:p>VW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yota Virginia-Moana Kietzke-Mccarran</text:p>
                <text:list>
                  <text:list-item>
                    <text:p>Toyota</text:p>
                  </text:list-item>
                  <text:list-item>
                    <text:p>Virginia-Moana</text:p>
                  </text:list-item>
                  <text:list-item>
                    <text:p>Kietzke-Mccarran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ord Kietzke-Mccarran Virginia-Longley</text:p>
                <text:list>
                  <text:list-item>
                    <text:p>Ford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yundai Kietzke-Mccarran Longley-Mccarran</text:p>
                <text:list>
                  <text:list-item>
                    <text:p>Hyundai</text:p>
                  </text:list-item>
                  <text:list-item>
                    <text:p>Kietzke-Mccarran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itsubishi Virginia-Neil Virginia-Longley</text:p>
                <text:list>
                  <text:list-item>
                    <text:p>Mitsubishi</text:p>
                  </text:list-item>
                  <text:list-item>
                    <text:p>Virginia-Neil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5cm" chart:style-name="ch2">
          <text:p>Simulation Run 2</text:p>
        </chart:title>
        <chart:legend chart:legend-position="end" svg:x="12.255cm" svg:y="3.782cm" style:legend-expansion="high" chart:style-name="ch3"/>
        <chart:plot-area chart:style-name="ch4" table:cell-range-address="Sheet1.B18:Sheet1.G28" chart:data-source-has-labels="both" svg:x="1.279cm" svg:y="1.248cm" svg:width="10.656cm" svg:height="6.643cm">
          <chartooo:coordinate-region svg:x="8.383cm" svg:y="1.248cm" svg:width="3.552cm" svg:height="5.756cm"/>
          <chart:axis chart:dimension="x" chart:name="primary-x" chart:style-name="ch5" chartooo:axis-type="auto">
            <chartooo:date-scale/>
            <chart:title svg:x="0.451cm" svg:y="5.843cm" chart:style-name="ch6">
              <text:p>Cars and Routes</text:p>
            </chart:title>
            <chart:categories table:cell-range-address="Sheet1.B19:Sheet1.D28"/>
          </chart:axis>
          <chart:axis chart:dimension="y" chart:name="primary-y" chart:style-name="ch7">
            <chart:title svg:x="5.968cm" svg:y="8.071cm" chart:style-name="ch8">
              <text:p>Time (s)</text:p>
            </chart:title>
            <chart:grid chart:style-name="ch9" chart:class="major"/>
          </chart:axis>
          <chart:series chart:style-name="ch10" chart:values-cell-range-address="Sheet1.E19:Sheet1.E28" chart:label-cell-address="Sheet1.E18:Sheet1.E18" chart:class="chart:bar">
            <chart:data-point chart:repeated="10"/>
          </chart:series>
          <chart:series chart:style-name="ch11" chart:values-cell-range-address="Sheet1.F19:Sheet1.F28" chart:label-cell-address="Sheet1.F18:Sheet1.F18" chart:class="chart:bar">
            <chart:data-point chart:repeated="10"/>
          </chart:series>
          <chart:series chart:style-name="ch12" chart:values-cell-range-address="Sheet1.G19:Sheet1.G28" chart:label-cell-address="Sheet1.G18:Sheet1.G18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Time (s)</text:p>
                <draw:g>
                  <svg:desc>Sheet1.E18:Sheet1.E18</svg:desc>
                </draw:g>
              </table:table-cell>
              <table:table-cell office:value-type="string">
                <text:p>Simulation Time (s)</text:p>
                <draw:g>
                  <svg:desc>Sheet1.F18:Sheet1.F18</svg:desc>
                </draw:g>
              </table:table-cell>
              <table:table-cell office:value-type="string">
                <text:p>Difference (s)</text:p>
                <draw:g>
                  <svg:desc>Sheet1.G18:Sheet1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W Longley-Airway Longley-Mccarran</text:p>
                <text:list>
                  <text:list-item>
                    <text:p>BMW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  <draw:g>
                  <svg:desc>Sheet1.B19:Sheet1.D28</svg:desc>
                </draw:g>
              </table:table-cell>
              <table:table-cell office:value-type="float" office:value="15">
                <text:p>15</text:p>
                <draw:g>
                  <svg:desc>Sheet1.E19:Sheet1.E28</svg:desc>
                </draw:g>
              </table:table-cell>
              <table:table-cell office:value-type="float" office:value="18">
                <text:p>18</text:p>
                <draw:g>
                  <svg:desc>Sheet1.F19:Sheet1.F28</svg:desc>
                </draw:g>
              </table:table-cell>
              <table:table-cell office:value-type="float" office:value="3">
                <text:p>3</text:p>
                <draw:g>
                  <svg:desc>Sheet1.G19:Sheet1.G28</svg:desc>
                </draw:g>
              </table:table-cell>
            </table:table-row>
            <table:table-row>
              <table:table-cell office:value-type="string">
                <text:p>Volvo Virginia-Moana Kietzke-Neil</text:p>
                <text:list>
                  <text:list-item>
                    <text:p>Volvo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ubaru Kietzke-Mccarran Virginia-Longley</text:p>
                <text:list>
                  <text:list-item>
                    <text:p>Subaru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onda Virginia-Neil Longley-Mccarran</text:p>
                <text:list>
                  <text:list-item>
                    <text:p>Honda</text:p>
                  </text:list-item>
                  <text:list-item>
                    <text:p>Virginia-Neil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aab Longley-Airway Longley-Mccarran</text:p>
                <text:list>
                  <text:list-item>
                    <text:p>Saab</text:p>
                  </text:list-item>
                  <text:list-item>
                    <text:p>Longley-Airway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W Virginia-Moana Kietzke-Neil</text:p>
                <text:list>
                  <text:list-item>
                    <text:p>VW</text:p>
                  </text:list-item>
                  <text:list-item>
                    <text:p>Virginia-Moana</text:p>
                  </text:list-item>
                  <text:list-item>
                    <text:p>Kietzke-Neil</text:p>
                  </text:list-item>
                </text:list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Toyota Virginia-Moana Kietzke-Mccarran</text:p>
                <text:list>
                  <text:list-item>
                    <text:p>Toyota</text:p>
                  </text:list-item>
                  <text:list-item>
                    <text:p>Virginia-Moana</text:p>
                  </text:list-item>
                  <text:list-item>
                    <text:p>Kietzke-Mccarran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Ford Kietzke-Mccarran Virginia-Longley</text:p>
                <text:list>
                  <text:list-item>
                    <text:p>Ford</text:p>
                  </text:list-item>
                  <text:list-item>
                    <text:p>Kietzke-Mccarran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yundai Kietzke-Mccarran Longley-Mccarran</text:p>
                <text:list>
                  <text:list-item>
                    <text:p>Hyundai</text:p>
                  </text:list-item>
                  <text:list-item>
                    <text:p>Kietzke-Mccarran</text:p>
                  </text:list-item>
                  <text:list-item>
                    <text:p>Longley-Mccarran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itsubishi Virginia-Neil Virginia-Longley</text:p>
                <text:list>
                  <text:list-item>
                    <text:p>Mitsubishi</text:p>
                  </text:list-item>
                  <text:list-item>
                    <text:p>Virginia-Neil</text:p>
                  </text:list-item>
                  <text:list-item>
                    <text:p>Virginia-Longley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5cm" chart:style-name="ch2">
          <text:p>Results of the Simulation</text:p>
        </chart:title>
        <chart:legend chart:legend-position="end" svg:x="11.666cm" svg:y="3.782cm" style:legend-expansion="high" chart:style-name="ch3"/>
        <chart:plot-area chart:style-name="ch4" table:cell-range-address="Sheet1.B50:Sheet1.E60" chart:data-source-has-labels="both" svg:x="1.279cm" svg:y="1.248cm" svg:width="10.067cm" svg:height="6.643cm">
          <chartooo:coordinate-region svg:x="2.086cm" svg:y="1.248cm" svg:width="9.26cm" svg:height="4.873cm"/>
          <chart:axis chart:dimension="x" chart:name="primary-x" chart:style-name="ch5" chartooo:axis-type="auto">
            <chartooo:date-scale/>
            <chart:title svg:x="5.911cm" svg:y="8.071cm" chart:style-name="ch6">
              <text:p>Cars</text:p>
            </chart:title>
            <chart:categories table:cell-range-address="Sheet1.B51:Sheet1.B60"/>
            <chart:grid chart:style-name="ch7" chart:class="major"/>
          </chart:axis>
          <chart:axis chart:dimension="y" chart:name="primary-y" chart:style-name="ch8">
            <chart:title svg:x="0.451cm" svg:y="5.208cm" chart:style-name="ch9">
              <text:p>Time (s)</text:p>
            </chart:title>
            <chart:grid chart:style-name="ch7" chart:class="major"/>
          </chart:axis>
          <chart:series chart:style-name="ch10" chart:values-cell-range-address="Sheet1.C51:Sheet1.C60" chart:label-cell-address="Sheet1.C50:Sheet1.C50" chart:class="chart:bar">
            <chart:data-point chart:repeated="10"/>
          </chart:series>
          <chart:series chart:style-name="ch11" chart:values-cell-range-address="Sheet1.D51:Sheet1.D60" chart:label-cell-address="Sheet1.D50:Sheet1.D50" chart:class="chart:bar">
            <chart:data-point chart:repeated="10"/>
          </chart:series>
          <chart:series chart:style-name="ch12" chart:values-cell-range-address="Sheet1.E51:Sheet1.E60" chart:label-cell-address="Sheet1.E50:Sheet1.E50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Time (s)</text:p>
                <draw:g>
                  <svg:desc>Sheet1.C50:Sheet1.C50</svg:desc>
                </draw:g>
              </table:table-cell>
              <table:table-cell office:value-type="string">
                <text:p>Simulation Time (s)</text:p>
                <draw:g>
                  <svg:desc>Sheet1.D50:Sheet1.D50</svg:desc>
                </draw:g>
              </table:table-cell>
              <table:table-cell office:value-type="string">
                <text:p>Difference (s)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Sheet1.B51:Sheet1.B60</svg:desc>
                </draw:g>
              </table:table-cell>
              <table:table-cell office:value-type="float" office:value="15">
                <text:p>15</text:p>
                <draw:g>
                  <svg:desc>Sheet1.C51:Sheet1.C60</svg:desc>
                </draw:g>
              </table:table-cell>
              <table:table-cell office:value-type="float" office:value="20">
                <text:p>20</text:p>
                <draw:g>
                  <svg:desc>Sheet1.D51:Sheet1.D60</svg:desc>
                </draw:g>
              </table:table-cell>
              <table:table-cell office:value-type="float" office:value="5">
                <text:p>5</text:p>
                <draw:g>
                  <svg:desc>Sheet1.E51:Sheet1.E60</svg:desc>
                </draw:g>
              </table:table-cell>
            </table:table-row>
            <table:table-row>
              <table:table-cell office:value-type="string">
                <text:p>Volvo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baru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ab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W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yota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yundai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itsubishi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